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top" draw:auto-grow-height="false" fo:min-height="5.703cm" fo:min-width="8.39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417cm" fo:min-width="8.39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2.29cm" fo:min-width="5.85cm"/>
    </style:style>
    <style:style style:name="gr4" style:family="graphic" style:parent-style-name="standard">
      <style:graphic-properties svg:stroke-width="0.035cm" svg:stroke-color="#000000" draw:marker-start="Triangle_20_unfilled" draw:marker-start-width="0.252cm" draw:marker-end-width="0.252cm" draw:textarea-vertical-align="middle" fo:padding-top="0.142cm" fo:padding-bottom="0.142cm" fo:padding-left="0.267cm" fo:padding-right="0.267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custom-shape draw:style-name="gr1" draw:text-style-name="P2" draw:layer="layout" svg:width="8.89cm" svg:height="5.953cm" svg:x="9.89cm" svg:y="9.017cm">
            <text:p text:style-name="P1"><text:span text:style-name="T1">-SyncService sync</text:span></text:p>
            <text:p text:style-name="P1"><text:span text:style-name="T1"/></text:p>
            <text:p text:style-name="P1"><text:span text:style-name="T1">+void add(Recipe recipe)</text:span></text:p>
            <text:p text:style-name="P1"><text:span text:style-name="T1">+void updateDb(SqliteController db)</text:span></text:p>
            <text:p text:style-name="P1"><text:span text:style-name="T1">+boolean compare(int id)</text:span></text:p>
            <text:p text:style-name="P1"><text:span text:style-name="T1">+void overwriteLocal(int id)</text:span></text:p>
            <text:p text:style-name="P1"><text:span text:style-name="T1">+void overwriteRemote(int id)</text:span></text:p>
            <text:p text:style-name="P1"><text:span text:style-name="T1">+void mergeLocal(int id)</text:span></text:p>
            <text:p text:style-name="P1"><text:span text:style-name="T1">+void mergeRemote(int id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8.89cm" svg:height="1.667cm" svg:x="9.89cm" svg:y="7.35cm">
            <text:p text:style-name="P3">SyncController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5" xml:id="id1" draw:id="id1" draw:layer="layout" svg:width="6.35cm" svg:height="2.54cm" svg:x="11.16cm" svg:y="1cm">
          <text:p text:style-name="P3">Sync Service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14.335cm" svg:y1="3.54cm" svg:x2="14.335cm" svg:y2="7.35cm" draw:start-shape="id1" draw:start-glue-point="2" draw:end-shape="id2" draw:end-glue-point="0" svg:d="M14335 3540v3810" svg:viewBox="0 0 1 38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5T22:42:21.772963652</meta:creation-date>
    <dc:date>2016-12-05T23:16:06.244999870</dc:date>
    <meta:editing-duration>PT16M25S</meta:editing-duration>
    <meta:editing-cycles>7</meta:editing-cycles>
    <meta:generator>LibreOffice/5.1.4.2$Linux_X86_64 LibreOffice_project/10m0$Build-2</meta:generator>
    <meta:document-statistic meta:object-count="5"/>
  </office:meta>
</office:document-meta>
</file>